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111111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3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42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495cm" fo:min-width="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61cm" fo:min-width="0cm"/>
    </style:style>
    <style:style style:name="gr12" style:family="graphic" style:parent-style-name="standard">
      <style:graphic-properties svg:stroke-color="#111111" draw:fill="solid" draw:fill-color="#ffffff" draw:textarea-horizontal-align="justify" draw:textarea-vertical-align="middle" draw:auto-grow-height="false" fo:min-height="4.155cm" fo:min-width="5.424cm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15cm" fo:min-width="3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3cm" fo:min-width="3.736cm"/>
    </style:style>
    <style:style style:name="P1" style:family="paragraph">
      <style:paragraph-properties fo:text-align="center"/>
    </style:style>
    <style:style style:name="P2" style:family="paragraph">
      <style:text-properties fo:font-size="36pt" style:text-underline-style="solid" style:text-underline-width="auto" style:text-underline-color="font-color" style:font-size-asian="36pt" style:font-size-complex="36pt"/>
    </style:style>
    <style:style style:name="T1" style:family="text">
      <style:text-properties fo:font-size="36pt" style:text-underline-style="solid" style:text-underline-width="auto" style:text-underline-color="font-color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cm" svg:height="4.745cm" svg:x="2.6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cm" svg:height="4.881cm" svg:x="11.5cm" svg:y="5.4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1.5cm" svg:y1="9.6cm" svg:x2="17.9cm" svg:y2="9.6cm">
          <text:p/>
        </draw:line>
        <draw:line draw:style-name="gr3" draw:text-style-name="P1" draw:layer="layout" svg:x1="11.5cm" svg:y1="6.2cm" svg:x2="17.9cm" svg:y2="6.2cm">
          <text:p/>
        </draw:line>
        <draw:line draw:style-name="gr4" draw:text-style-name="P1" draw:layer="layout" svg:x1="3.2cm" svg:y1="16.2cm" svg:x2="8.7cm" svg:y2="16.2cm">
          <text:p/>
        </draw:line>
        <draw:custom-shape draw:style-name="gr1" draw:text-style-name="P1" draw:layer="layout" svg:width="3.8cm" svg:height="3.4cm" svg:x="11.4cm" svg:y="1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7.7cm" svg:y1="14cm" svg:x2="15cm" svg:y2="14cm">
          <text:p/>
        </draw:line>
        <draw:line draw:style-name="gr3" draw:text-style-name="P1" draw:layer="layout" svg:x1="17.8cm" svg:y1="17.4cm" svg:x2="15.1cm" svg:y2="17.4cm">
          <text:p/>
        </draw:line>
        <draw:frame draw:style-name="gr5" draw:layer="layout" svg:width="3.7cm" svg:height="0.962cm" svg:x="4.2cm" svg:y="15.4cm">
          <draw:text-box>
            <text:p>Data Flow</text:p>
          </draw:text-box>
        </draw:frame>
        <draw:frame draw:style-name="gr6" draw:layer="layout" svg:width="4.236cm" svg:height="0.962cm" svg:x="11.164cm" svg:y="15.2cm">
          <draw:text-box>
            <text:p>Data Storage</text:p>
          </draw:text-box>
        </draw:frame>
        <draw:frame draw:style-name="gr7" draw:layer="layout" svg:width="2.09cm" svg:height="0.962cm" svg:x="4.31cm" svg:y="7.3cm">
          <draw:text-box>
            <text:p>Entity</text:p>
          </draw:text-box>
        </draw:frame>
        <draw:frame draw:style-name="gr8" draw:layer="layout" svg:width="2.792cm" svg:height="0.962cm" svg:x="13.108cm" svg:y="7.4cm">
          <draw:text-box>
            <text:p>Process</text:p>
          </draw:text-box>
        </draw:frame>
        <draw:frame draw:style-name="gr9" draw:text-style-name="P2" draw:layer="layout" svg:width="3.042cm" svg:height="1.673cm" svg:x="1.9cm" svg:y="1.427cm">
          <draw:text-box>
            <text:p><text:span text:style-name="T1">Key:</text:span></text:p>
          </draw:text-box>
        </draw:frame>
      </draw:page>
      <draw:page draw:name="page2" draw:style-name="dp1" draw:master-page-name="Default">
        <draw:custom-shape draw:style-name="gr10" draw:text-style-name="P1" draw:layer="layout" svg:width="5.5cm" svg:height="4.745cm" svg:x="1.7cm" svg:y="1.3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2.09cm" svg:height="0.962cm" svg:x="3.41cm" svg:y="3.2cm">
          <draw:text-box>
            <text:p>User</text:p>
          </draw:text-box>
        </draw:frame>
        <draw:line draw:style-name="gr4" draw:text-style-name="P1" draw:layer="layout" svg:x1="7.2cm" svg:y1="3.838cm" svg:x2="12.7cm" svg:y2="3.838cm">
          <text:p/>
        </draw:line>
        <draw:frame draw:style-name="gr11" draw:layer="layout" svg:width="3.7cm" svg:height="2.311cm" svg:x="7.9cm" svg:y="2.289cm">
          <draw:text-box>
            <text:p>Keyword for search</text:p>
          </draw:text-box>
        </draw:frame>
        <draw:custom-shape draw:style-name="gr12" draw:text-style-name="P1" draw:layer="layout" svg:width="6.4cm" svg:height="4.881cm" svg:x="12.8cm" svg:y="1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2.8cm" svg:y1="5.281cm" svg:x2="19.2cm" svg:y2="5.281cm">
          <text:p/>
        </draw:line>
        <draw:line draw:style-name="gr3" draw:text-style-name="P1" draw:layer="layout" svg:x1="12.8cm" svg:y1="1.881cm" svg:x2="19.2cm" svg:y2="1.881cm">
          <text:p/>
        </draw:line>
        <draw:frame draw:style-name="gr8" draw:layer="layout" svg:width="5.785cm" svg:height="1.673cm" svg:x="13.115cm" svg:y="2.6cm">
          <draw:text-box>
            <text:p>Find results similar<text:line-break/>to key word</text:p>
          </draw:text-box>
        </draw:frame>
        <draw:line draw:style-name="gr4" draw:text-style-name="P1" draw:layer="layout" svg:x1="15.842cm" svg:y1="6.2cm" svg:x2="14.8cm" svg:y2="11.2cm">
          <text:p/>
        </draw:line>
        <draw:frame draw:style-name="gr5" draw:layer="layout" svg:width="3.7cm" svg:height="1.673cm" svg:x="15.1cm" svg:y="8.3cm">
          <draw:text-box>
            <text:p>Keywords</text:p>
            <text:p>For search</text:p>
          </draw:text-box>
        </draw:frame>
        <draw:custom-shape draw:style-name="gr13" draw:text-style-name="P1" draw:layer="layout" svg:width="3.8cm" svg:height="3.4cm" svg:x="12.7cm" svg:y="11.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9.2cm" svg:y1="11.5cm" svg:x2="16.5cm" svg:y2="11.5cm">
          <text:p/>
        </draw:line>
        <draw:line draw:style-name="gr3" draw:text-style-name="P1" draw:layer="layout" svg:x1="19.1cm" svg:y1="14.9cm" svg:x2="16.4cm" svg:y2="14.9cm">
          <text:p/>
        </draw:line>
        <draw:frame draw:style-name="gr14" draw:layer="layout" svg:width="4.236cm" svg:height="2.073cm" svg:x="12.764cm" svg:y="12.3cm">
          <draw:text-box>
            <text:p>Review</text:p>
            <text:p><text:s/>database</text:p>
          </draw:text-box>
        </draw:frame>
        <draw:line draw:style-name="gr4" draw:text-style-name="P1" draw:layer="layout" svg:x1="12.499cm" svg:y1="12.968cm" svg:x2="4.3cm" svg:y2="6.1cm">
          <text:p/>
        </draw:line>
        <draw:frame draw:style-name="gr5" draw:layer="layout" svg:width="3.7cm" svg:height="0.962cm" svg:x="7.8cm" svg:y="8.3cm">
          <draw:text-box>
            <text:p>Result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1:48:30.419000000</meta:creation-date>
    <dc:date>2014-10-22T15:38:18.724000000</dc:date>
    <meta:editing-duration>PT1H12M36S</meta:editing-duration>
    <meta:editing-cycles>4</meta:editing-cycles>
    <meta:generator>LibreOffice/4.2.5.2$Windows_x86 LibreOffice_project/61cb170a04bb1f12e77c884eab9192be736ec5f5</meta:generator>
    <meta:document-statistic meta:object-count="29"/>
  </office:meta>
</office:document-meta>
</file>